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4" style:family="table-row">
      <style:table-row-properties style:min-row-height="0.0083in"/>
    </style:style>
    <style:style style:name="Table3.2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5,1</text:p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TEETH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TEETH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6" office:value-type="string">
            <text:p text:style-name="SK-T-L1">15004,2,15004</text:p>
          </table:table-cell>
          <table:table-cell table:style-name="Table3.A2" table:number-rows-spanned="23" office:value-type="string">
            <text:p text:style-name="SK-T-L2"><text:span text:style-name="SK-T-L2-C1">Teeth</text:span>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15006,2,15006</text:p>
          </table:table-cell>
          <table:table-cell table:style-name="Table3.A2" table:number-rows-spanned="3" office:value-type="string">
            <text:p text:style-name="SK-T-L2"><text:span text:style-name="SK-T-L2-C1">righ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5008,2,15008</text:p>
          </table:table-cell>
          <table:table-cell table:style-name="Table3.A2" table:number-rows-spanned="9" office:value-type="string">
            <text:p text:style-name="SK-T-L2"><text:span text:style-name="SK-T-L2-C1">left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5010,2,15010</text:p>
          </table:table-cell>
          <table:table-cell table:style-name="Table3.A2" table:number-rows-spanned="13" office:value-type="string">
            <text:p text:style-name="SK-T-L2"><text:span text:style-name="SK-T-L2-C1">alternating sides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5012,3,15010</text:p>
          </table:table-cell>
          <table:table-cell table:style-name="Table3.A2" table:number-rows-spanned="7" office:value-type="string">
            <text:p text:style-name="SK-T-L2"><text:span text:style-name="SK-T-L2-C1">alternating</text:span></text:p>
          </table:table-cell>
          <table:table-cell table:style-name="Table3.A2" table:number-rows-spanned="7" office:value-type="string">
            <text:p text:style-name="SK-T-L3">between upper and lower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15014,2,15014</text:p>
          </table:table-cell>
          <table:table-cell table:style-name="Table3.A2" table:number-rows-spanned="17" office:value-type="string">
            <text:p text:style-name="SK-T-L2"><text:span text:style-name="SK-T-L2-C1">changing about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5016,2,15016</text:p>
          </table:table-cell>
          <table:table-cell table:style-name="Table3.A2" office:value-type="string">
            <text:p text:style-name="SK-T-L2"><text:span text:style-name="SK-T-L2-C1">radiat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15018,2,15018</text:p>
          </table:table-cell>
          <table:table-cell table:style-name="Table3.A2" table:number-rows-spanned="15" office:value-type="string">
            <text:p text:style-name="SK-T-L2"><text:span text:style-name="SK-T-L2-C1">row</text:span>, in a whole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5020,2,15020</text:p>
          </table:table-cell>
          <table:table-cell table:style-name="Table3.A2" table:number-rows-spanned="5" office:value-type="string">
            <text:p text:style-name="SK-T-L2"><text:span text:style-name="SK-T-L2-C1">upper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5022,2,1<text:soft-page-break/>5022</text:p>
          </table:table-cell>
          <table:table-cell table:style-name="Table3.A2" table:number-rows-spanned="7" office:value-type="string">
            <text:p text:style-name="SK-T-L2"><text:span text:style-name="SK-T-L2-C1">lower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5024,2,15024</text:p>
          </table:table-cell>
          <table:table-cell table:style-name="Table3.A2" table:number-rows-spanned="5" office:value-type="string">
            <text:p text:style-name="SK-T-L2"><text:span text:style-name="SK-T-L2-C1">canine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5026,2,15026</text:p>
          </table:table-cell>
          <table:table-cell table:style-name="Table3.A2" table:number-rows-spanned="3" office:value-type="string">
            <text:p text:style-name="SK-T-L2"><text:span text:style-name="SK-T-L2-C1">incisor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l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5028,3,15026</text:p>
          </table:table-cell>
          <table:table-cell table:style-name="Table3.A2" office:value-type="string">
            <text:p text:style-name="SK-T-L2"><text:span text:style-name="SK-T-L2-C1">incisors</text:span></text:p>
          </table:table-cell>
          <table:table-cell table:style-name="Table3.A2" office:value-type="string">
            <text:p text:style-name="SK-T-L3">behi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5030,2,1<text:soft-page-break/>5030</text:p>
          </table:table-cell>
          <table:table-cell table:style-name="Table3.A2" table:number-rows-spanned="5" office:value-type="string">
            <text:p text:style-name="SK-T-L2"><text:span text:style-name="SK-T-L2-C1">molar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5032,2,15032</text:p>
          </table:table-cell>
          <table:table-cell table:style-name="Table3.A2" office:value-type="string">
            <text:p text:style-name="SK-T-L2"><text:span text:style-name="SK-T-L2-C1">root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1T00:40:32.28</dc:date>
    <meta:editing-duration>PT21M41S</meta:editing-duration>
    <meta:editing-cycles>3</meta:editing-cycles>
    <meta:document-statistic meta:table-count="2" meta:image-count="0" meta:object-count="0" meta:page-count="9" meta:paragraph-count="376" meta:word-count="393" meta:character-count="1280"/>
  </office:meta>
</office:document-meta>
</file>